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6.54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8.47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808080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ext-properties fo:color="#80808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s</text:p>
          </table:table-cell>
          <table:table-cell table:style-name="ce1" office:value-type="string" calcext:value-type="string">
            <text:p>indispensable/optionnel</text:p>
          </table:table-cell>
          <table:table-cell table:style-name="ce1" office:value-type="string" calcext:value-type="string">
            <text:p>dépôt github</text:p>
          </table:table-cell>
          <table:table-cell table:style-name="ce1" office:value-type="string" calcext:value-type="string">
            <text:p>page forum minetest</text:p>
          </table:table-cell>
          <table:table-cell table:style-name="ce4" office:value-type="string" calcext:value-type="string">
            <text:p>Remarques</text:p>
          </table:table-cell>
          <table:table-cell table:style-name="ce4" office:value-type="string" calcext:value-type="string">
            <text:p>Equivalent M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etrees</text:p>
          </table:table-cell>
          <table:table-cell office:value-type="string" calcext:value-type="string">
            <text:p>ajoute des arbre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oretrees.git" xlink:type="simple">https://github.com/VanessaE/moretrees.git</text:a></text:p>
          </table:table-cell>
          <table:table-cell office:value-type="string" calcext:value-type="string">
            <text:p><text:a xlink:href="https://forum.minetest.net/viewtopic.php?id=4394" xlink:type="simple">https://forum.minetest.net/viewtopic.php?id=4394</text:a></text:p>
          </table:table-cell>
          <table:table-cell/>
          <table:table-cell office:value-type="string" calcext:value-type="string">
            <text:p>aux arb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her</text:p>
          </table:table-cell>
          <table:table-cell office:value-type="string" calcext:value-type="string">
            <text:p>le monde du nether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lkjoel/minetest-nether.git" xlink:type="simple">https://github.com/lkjoel/minetest-nether.git</text:a></text:p>
          </table:table-cell>
          <table:table-cell office:value-type="string" calcext:value-type="string">
            <text:p><text:a xlink:href="https://forum.minetest.net/viewtopic.php?pid=21486" xlink:type="simple">https://forum.minetest.net/viewtopic.php?pid=21486</text:a></text:p>
          </table:table-cell>
          <table:table-cell/>
          <table:table-cell office:value-type="string" calcext:value-type="string">
            <text:p>au neth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oreblocks</text:p>
          </table:table-cell>
          <table:table-cell table:style-name="ce3" office:value-type="string" calcext:value-type="string">
            <text:p>permet le craft de blocs supplémentaire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Calinou/moreblocks.git" xlink:type="simple">https://github.com/Calinou/moreblocks.git</text:a></text:p>
          </table:table-cell>
          <table:table-cell table:style-name="ce3" office:value-type="string" calcext:value-type="string">
            <text:p><text:a xlink:href="https://forum.minetest.net/viewtopic.php?id=509" xlink:type="simple">https://forum.minetest.net/viewtopic.php?id=509</text:a></text:p>
          </table:table-cell>
          <table:table-cell table:style-name="ce3" table:number-columns-repeated="2"/>
          <table:table-cell table:style-name="ce6" table:number-columns-repeated="1016"/>
        </table:table-row>
        <table:table-row table:style-name="ro2">
          <table:table-cell office:value-type="string" calcext:value-type="string">
            <text:p>circular saw</text:p>
          </table:table-cell>
          <table:table-cell office:value-type="string" calcext:value-type="string">
            <text:p>creation de bloc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3"/>
          <table:table-cell office:value-type="string" calcext:value-type="string">
            <text:p>aux slab, stairs…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des objets en acie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steel.git" xlink:type="simple">https://github.com/Zeg9/minetest-steel.git</text:a></text:p>
          </table:table-cell>
          <table:table-cell table:style-name="ce3" office:value-type="string" calcext:value-type="string">
            <text:p><text:a xlink:href="https://forum.minetest.net/viewtopic.php?id=2014" xlink:type="simple">https://forum.minetest.net/viewtopic.php?id=2014</text:a></text:p>
          </table:table-cell>
          <table:table-cell table:style-name="ce3"/>
          <table:table-cell table:style-name="ce3" office:value-type="string" calcext:value-type="string">
            <text:p>fence en acier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lock</text:p>
          </table:table-cell>
          <table:table-cell table:style-name="ce3" office:value-type="string" calcext:value-type="string">
            <text:p>coffres fermé et partagé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okomine/locks.git" xlink:type="simple">https://github.com/Sokomine/locks.git</text:a></text:p>
          </table:table-cell>
          <table:table-cell table:style-name="ce3" office:value-type="string" calcext:value-type="string">
            <text:p><text:a xlink:href="https://forum.minetest.net/viewtopic.php?id=3653" xlink:type="simple">https://forum.minetest.net/viewtopic.php?id=3653</text:a></text:p>
          </table:table-cell>
          <table:table-cell table:style-name="ce3" table:number-columns-repeated="2"/>
          <table:table-cell table:style-name="ce6" table:number-columns-repeated="1016"/>
        </table:table-row>
        <table:table-row table:style-name="ro2">
          <table:table-cell office:value-type="string" calcext:value-type="string">
            <text:p>bobblocks</text:p>
          </table:table-cell>
          <table:table-cell office:value-type="string" calcext:value-type="string">
            <text:p>cube de couleur compatible mesec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abbibob/BobBlocks.git" xlink:type="simple">https://github.com/rabbibob/BobBlocks.git</text:a></text:p>
          </table:table-cell>
          <table:table-cell office:value-type="string" calcext:value-type="string">
            <text:p><text:a xlink:href="https://forum.minetest.net/viewtopic.php?id=1274" xlink:type="simple">https://forum.minetest.net/viewtopic.php?id=1274</text:a></text:p>
          </table:table-cell>
          <table:table-cell/>
          <table:table-cell office:value-type="string" calcext:value-type="string">
            <text:p>au verres de couleu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secons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Jeija/minetest-mod-mesecons.git" xlink:type="simple">https://github.com/Jeija/minetest-mod-mesecons.git</text:a></text:p>
          </table:table-cell>
          <table:table-cell office:value-type="string" calcext:value-type="string">
            <text:p><text:a xlink:href="http://mesecons.net/index.php" xlink:type="simple">http://mesecons.net/index.php</text:a></text:p>
          </table:table-cell>
          <table:table-cell/>
          <table:table-cell office:value-type="string" calcext:value-type="string">
            <text:p>redston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ipeworks</text:p>
          </table:table-cell>
          <table:table-cell table:style-name="ce3" office:value-type="string" calcext:value-type="string">
            <text:p>tuyaux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pipeworks.git" xlink:type="simple">https://github.com/VanessaE/pipeworks.git</text:a></text:p>
          </table:table-cell>
          <table:table-cell table:style-name="ce3" office:value-type="string" calcext:value-type="string">
            <text:p><text:a xlink:href="https://forum.minetest.net/viewtopic.php?id=2155" xlink:type="simple">https://forum.minetest.net/viewtopic.php?id=2155</text:a></text:p>
          </table:table-cell>
          <table:table-cell table:style-name="ce3" table:number-columns-repeated="2"/>
          <table:table-cell table:style-name="ce6" table:number-columns-repeated="1016"/>
        </table:table-row>
        <table:table-row table:style-name="ro2">
          <table:table-cell office:value-type="string" calcext:value-type="string">
            <text:p>carts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carts.git" xlink:type="simple">https://github.com/PilzAdam/carts.git</text:a></text:p>
          </table:table-cell>
          <table:table-cell office:value-type="string" calcext:value-type="string">
            <text:p><text:a xlink:href="https://forum.minetest.net/viewtopic.php?id=2451" xlink:type="simple">https://forum.minetest.net/viewtopic.php?id=2451</text:a></text:p>
          </table:table-cell>
          <table:table-cell/>
          <table:table-cell office:value-type="string" calcext:value-type="string">
            <text:p>aux wago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t</text:p>
          </table:table-cell>
          <table:table-cell office:value-type="string" calcext:value-type="string">
            <text:p>explosif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NT.git" xlink:type="simple">https://github.com/PilzAdam/TNT.git</text:a></text:p>
          </table:table-cell>
          <table:table-cell office:value-type="string" calcext:value-type="string">
            <text:p><text:a xlink:href="https://forum.minetest.net/viewtopic.php?id=2902" xlink:type="simple">https://forum.minetest.net/viewtopic.php?id=2902</text:a></text:p>
          </table:table-cell>
          <table:table-cell/>
          <table:table-cell office:value-type="string" calcext:value-type="string">
            <text:p>t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rming_plus</text:p>
          </table:table-cell>
          <table:table-cell office:value-type="string" calcext:value-type="string">
            <text:p>cultures supplémentai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farming_plus.git" xlink:type="simple">https://github.com/PilzAdam/farming_plus.git</text:a></text:p>
          </table:table-cell>
          <table:table-cell office:value-type="string" calcext:value-type="string">
            <text:p><text:a xlink:href="https://forum.minetest.net/viewtopic.php?id=2787" xlink:type="simple">https://forum.minetest.net/viewtopic.php?id=2787</text:a>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ls</text:p>
          </table:table-cell>
          <table:table-cell office:value-type="string" calcext:value-type="string">
            <text:p>des animaux et des monstres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apier/animals_modpack.git" xlink:type="simple">https://github.com/sapier/animals_modpack.git</text:a></text:p>
          </table:table-cell>
          <table:table-cell office:value-type="string" calcext:value-type="string">
            <text:p><text:a xlink:href="https://forum.minetest.net/viewtopic.php?id=629" xlink:type="simple">https://forum.minetest.net/viewtopic.php?id=629</text:a></text:p>
          </table:table-cell>
          <table:table-cell/>
          <table:table-cell office:value-type="string" calcext:value-type="string">
            <text:p>aux animau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cuisiner de la nourritu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ubenwardy/food.git" xlink:type="simple">https://github.com/rubenwardy/food.git</text:a></text:p>
          </table:table-cell>
          <table:table-cell office:value-type="string" calcext:value-type="string">
            <text:p><text:a xlink:href="https://forum.minetest.net/viewtopic.php?id=2960" xlink:type="simple">https://forum.minetest.net/viewtopic.php?id=2960</text:a></text:p>
          </table:table-cell>
          <table:table-cell/>
          <table:table-cell office:value-type="string" calcext:value-type="string">
            <text:p>au aliments cuisiné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rowing</text:p>
          </table:table-cell>
          <table:table-cell office:value-type="string" calcext:value-type="string">
            <text:p>arcs et fleche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/>
          <table:table-cell office:value-type="string" calcext:value-type="string">
            <text:p>à l'a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 armor</text:p>
          </table:table-cell>
          <table:table-cell office:value-type="string" calcext:value-type="string">
            <text:p>armure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tujones11/minetest-3d_armor.git" xlink:type="simple">https://github.com/stujones11/minetest-3d_armor.git</text:a></text:p>
          </table:table-cell>
          <table:table-cell office:value-type="string" calcext:value-type="string">
            <text:p><text:a xlink:href="https://forum.minetest.net/viewtopic.php?id=4654" xlink:type="simple">https://forum.minetest.net/viewtopic.php?id=4654</text:a></text:p>
          </table:table-cell>
          <table:table-cell/>
          <table:table-cell office:value-type="string" calcext:value-type="string">
            <text:p>aux armu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ats</text:p>
          </table:table-cell>
          <table:table-cell office:value-type="string" calcext:value-type="string">
            <text:p>un bateau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oats.git" xlink:type="simple">https://github.com/PilzAdam/boats.git</text:a></text:p>
          </table:table-cell>
          <table:table-cell office:value-type="string" calcext:value-type="string">
            <text:p><text:a xlink:href="https://forum.minetest.net/viewtopic.php?id=4016" xlink:type="simple">https://forum.minetest.net/viewtopic.php?id=4016</text:a></text:p>
          </table:table-cell>
          <table:table-cell/>
          <table:table-cell office:value-type="string" calcext:value-type="string">
            <text:p>à la barq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morandum</text:p>
          </table:table-cell>
          <table:table-cell office:value-type="string" calcext:value-type="string">
            <text:p>ecrire sur du papier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ossmanikin/memorandum.git" xlink:type="simple">https://github.com/Mossmanikin/memorandum.git</text:a></text:p>
          </table:table-cell>
          <table:table-cell office:value-type="string" calcext:value-type="string">
            <text:p><text:a xlink:href="https://forum.minetest.net/viewtopic.php?id=6945" xlink:type="simple">https://forum.minetest.net/viewtopic.php?id=6945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des potions magiques !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Traxie21/potions.git" xlink:type="simple">https://github.com/Traxie21/potions.git</text:a></text:p>
          </table:table-cell>
          <table:table-cell office:value-type="string" calcext:value-type="string">
            <text:p><text:a xlink:href="https://forum.minetest.net/viewtopic.php?id=5549" xlink:type="simple">https://forum.minetest.net/viewtopic.php?id=5549</text:a></text:p>
          </table:table-cell>
          <table:table-cell/>
          <table:table-cell office:value-type="string" calcext:value-type="string">
            <text:p>au potion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ireworks</text:p>
          </table:table-cell>
          <table:table-cell table:style-name="ce3" office:value-type="string" calcext:value-type="string">
            <text:p>feu d'artifices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<text:a xlink:href="https://forum.minetest.net/viewtopic.php?id=3473" xlink:type="simple">https://forum.minetest.net/viewtopic.php?id=3473</text:a></text:p>
          </table:table-cell>
          <table:table-cell table:style-name="ce3"/>
          <table:table-cell table:style-name="ce3" office:value-type="string" calcext:value-type="string">
            <text:p>aux fusées colorées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homedecor</text:p>
          </table:table-cell>
          <table:table-cell table:style-name="ce3" office:value-type="string" calcext:value-type="string">
            <text:p>elements de déco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homedecor_modpack.git" xlink:type="simple">https://github.com/VanessaE/homedecor_modpack.git</text:a></text:p>
          </table:table-cell>
          <table:table-cell table:style-name="ce3" office:value-type="string" calcext:value-type="string">
            <text:p><text:a xlink:href="https://forum.minetest.net/viewtopic.php?id=2041" xlink:type="simple">https://forum.minetest.net/viewtopic.php?id=2041</text:a></text:p>
          </table:table-cell>
          <table:table-cell table:style-name="ce3" table:number-columns-repeated="2"/>
          <table:table-cell table:style-name="ce6" table:number-columns-repeated="1016"/>
        </table:table-row>
        <table:table-row table:style-name="ro2">
          <table:table-cell office:value-type="string" calcext:value-type="string">
            <text:p>bed</text:p>
          </table:table-cell>
          <table:table-cell office:value-type="string" calcext:value-type="string">
            <text:p>un li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612" xlink:type="simple">https://forum.minetest.net/viewtopic.php?id=5612</text:a></text:p>
          </table:table-cell>
          <table:table-cell/>
          <table:table-cell office:value-type="string" calcext:value-type="string">
            <text:p>aux l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ud</text:p>
          </table:table-cell>
          <table:table-cell office:value-type="string" calcext:value-type="string">
            <text:p>gestion de la faim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hud.git" xlink:type="simple">https://github.com/BlockMen/hud.git</text:a></text:p>
          </table:table-cell>
          <table:table-cell office:value-type="string" calcext:value-type="string">
            <text:p><text:a xlink:href="https://forum.minetest.net/viewtopic.php?id=6342" xlink:type="simple">https://forum.minetest.net/viewtopic.php?id=6342</text:a></text:p>
          </table:table-cell>
          <table:table-cell/>
          <table:table-cell office:value-type="string" calcext:value-type="string">
            <text:p>à la barre de fai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entory_plus</text:p>
          </table:table-cell>
          <table:table-cell office:value-type="string" calcext:value-type="string">
            <text:p>dépendance pour la création de menu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ornernote/minetest-inventory_plus.git" xlink:type="simple">https://github.com/cornernote/minetest-inventory_plus.git</text:a></text:p>
          </table:table-cell>
          <table:table-cell office:value-type="string" calcext:value-type="string">
            <text:p><text:a xlink:href="https://forum.minetest.net/viewtopic.php?id=3100" xlink:type="simple">https://forum.minetest.net/viewtopic.php?id=3100</text:a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layer texture</text:p>
          </table:table-cell>
          <table:table-cell table:style-name="ce3" office:value-type="string" calcext:value-type="string">
            <text:p>textures des joueur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PilzAdam/player_textures.git" xlink:type="simple">https://github.com/PilzAdam/player_textures.git</text:a></text:p>
          </table:table-cell>
          <table:table-cell table:style-name="ce3" office:value-type="string" calcext:value-type="string">
            <text:p><text:a xlink:href="https://forum.minetest.net/viewtopic.php?id=3587" xlink:type="simple">https://forum.minetest.net/viewtopic.php?id=3587</text:a></text:p>
          </table:table-cell>
          <table:table-cell table:style-name="ce3"/>
          <table:table-cell table:style-name="ce3" office:value-type="string" calcext:value-type="string">
            <text:p>aux textures du joueur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zcg</text:p>
          </table:table-cell>
          <table:table-cell table:style-name="ce3" office:value-type="string" calcext:value-type="string">
            <text:p>guide des craft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zcg.git" xlink:type="simple">https://github.com/Zeg9/minetest-zcg.git</text:a></text:p>
          </table:table-cell>
          <table:table-cell table:style-name="ce3" office:value-type="string" calcext:value-type="string">
            <text:p><text:a xlink:href="https://github.com/Zeg9/minetest-zcg/" xlink:type="simple">https://github.com/Zeg9/minetest-zcg/</text:a></text:p>
          </table:table-cell>
          <table:table-cell table:style-name="ce3" table:number-columns-repeated="2"/>
          <table:table-cell table:style-name="ce6" table:number-columns-repeated="1016"/>
        </table:table-row>
        <table:table-row table:style-name="ro2">
          <table:table-cell office:value-type="string" calcext:value-type="string">
            <text:p>mushrooms</text:p>
          </table:table-cell>
          <table:table-cell office:value-type="string" calcext:value-type="string">
            <text:p>des champig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ushroom.git" xlink:type="simple">https://github.com/VanessaE/mushroom.git</text:a></text:p>
          </table:table-cell>
          <table:table-cell table:number-columns-repeated="2"/>
          <table:table-cell office:value-type="string" calcext:value-type="string">
            <text:p>au biome champign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lint and steel</text:p>
          </table:table-cell>
          <table:table-cell office:value-type="string" calcext:value-type="string">
            <text:p>un brique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031" xlink:type="simple">https://forum.minetest.net/viewtopic.php?id=5031</text:a></text:p>
          </table:table-cell>
          <table:table-cell/>
          <table:table-cell table:style-name="ce5" office:value-type="string" calcext:value-type="string">
            <text:p>au briquet pour ouvrir le potail du neth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ss</text:p>
          </table:table-cell>
          <table:table-cell office:value-type="string" calcext:value-type="string">
            <text:p>un compas qui pointe vers le spaw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3785" xlink:type="simple">https://forum.minetest.net/viewtopic.php?id=3785</text:a></text:p>
          </table:table-cell>
          <table:table-cell/>
          <table:table-cell office:value-type="string" calcext:value-type="string">
            <text:p>au comp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ck</text:p>
          </table:table-cell>
          <table:table-cell office:value-type="string" calcext:value-type="string">
            <text:p>montre qui indique l'heure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807" xlink:type="simple">https://forum.minetest.net/viewtopic.php?id=807</text:a></text:p>
          </table:table-cell>
          <table:table-cell/>
          <table:table-cell office:value-type="string" calcext:value-type="string">
            <text:p>à l'horlo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inting</text:p>
          </table:table-cell>
          <table:table-cell office:value-type="string" calcext:value-type="string">
            <text:p>des tableaux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asimirKaPazi/gemalde.git" xlink:type="simple">https://github.com/CasimirKaPazi/gemalde.git</text:a></text:p>
          </table:table-cell>
          <table:table-cell office:value-type="string" calcext:value-type="string">
            <text:p><text:a xlink:href="https://forum.minetest.net/viewtopic.php?id=4635" xlink:type="simple">https://forum.minetest.net/viewtopic.php?id=4635</text:a></text:p>
          </table:table-cell>
          <table:table-cell/>
          <table:table-cell office:value-type="string" calcext:value-type="string">
            <text:p>aux tableaux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ealtestgame</text:p>
          </table:table-cell>
          <table:table-cell table:style-name="ce3" office:value-type="string" calcext:value-type="string">
            <text:p>rend le jeu plus réaliste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da97ghb/realtest.git" xlink:type="simple">https://github.com/sda97ghb/realtest.git</text:a></text:p>
          </table:table-cell>
          <table:table-cell table:style-name="ce3" office:value-type="string" calcext:value-type="string">
            <text:p><text:a xlink:href="https://forum.minetest.net/viewtopic.php?id=2671" xlink:type="simple">https://forum.minetest.net/viewtopic.php?id=2671</text:a></text:p>
          </table:table-cell>
          <table:table-cell table:style-name="ce3" office:value-type="string" calcext:value-type="string">
            <text:p>à utilise pour avoir l'enclume</text:p>
          </table:table-cell>
          <table:table-cell table:style-name="ce3"/>
          <table:table-cell table:style-name="ce6" table:number-columns-repeated="1016"/>
        </table:table-row>
        <table:table-row table:style-name="ro2">
          <table:table-cell office:value-type="string" calcext:value-type="string">
            <text:p>specialities</text:p>
          </table:table-cell>
          <table:table-cell office:value-type="string" calcext:value-type="string">
            <text:p>point d'XP !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etalstache/specialties.git" xlink:type="simple">https://github.com/metalstache/specialties.git</text:a></text:p>
          </table:table-cell>
          <table:table-cell office:value-type="string" calcext:value-type="string">
            <text:p><text:a xlink:href="https://forum.minetest.net/viewtopic.php?id=3343" xlink:type="simple">https://forum.minetest.net/viewtopic.php?id=3343</text:a></text:p>
          </table:table-cell>
          <table:table-cell/>
          <table:table-cell office:value-type="string" calcext:value-type="string">
            <text:p>aux points d'E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ilding item</text:p>
          </table:table-cell>
          <table:table-cell office:value-type="string" calcext:value-type="string">
            <text:p>destruction des items dans la lave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uiltin_item.git" xlink:type="simple">https://github.com/PilzAdam/builtin_item.git</text:a></text:p>
          </table:table-cell>
          <table:table-cell office:value-type="string" calcext:value-type="string">
            <text:p><text:a xlink:href="https://forum.minetest.net/viewtopic.php?id=3188" xlink:type="simple">https://forum.minetest.net/viewtopic.php?id=3188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ex</text:p>
          </table:table-cell>
          <table:table-cell office:value-type="string" calcext:value-type="string">
            <text:p>écrire dans des livre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kaeza/minetest-kaeza_misc.git" xlink:type="simple">https://github.com/kaeza/minetest-kaeza_misc.git</text:a></text:p>
          </table:table-cell>
          <table:table-cell table:number-columns-repeated="2"/>
          <table:table-cell office:value-type="string" calcext:value-type="string">
            <text:p>aux liv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chs</text:p>
          </table:table-cell>
          <table:table-cell office:value-type="string" calcext:value-type="string">
            <text:p>des torches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torches.git" xlink:type="simple">https://github.com/BlockMen/torches.git</text:a></text:p>
          </table:table-cell>
          <table:table-cell office:value-type="string" calcext:value-type="string">
            <text:p><text:a xlink:href="https://forum.minetest.net/viewtopic.php?id=6099" xlink:type="simple">https://forum.minetest.net/viewtopic.php?id=6099</text:a></text:p>
          </table:table-cell>
          <table:table-cell/>
          <table:table-cell office:value-type="string" calcext:value-type="string">
            <text:p>aux torches en 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op/pick up</text:p>
          </table:table-cell>
          <table:table-cell office:value-type="string" calcext:value-type="string">
            <text:p>gestions des items comme minecraft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item_drop" xlink:type="simple">https://github.com/PilzAdam/item_drop</text:a></text:p>
          </table:table-cell>
          <table:table-cell office:value-type="string" calcext:value-type="string">
            <text:p><text:a xlink:href="https://forum.minetest.net/viewtopic.php?id=2656" xlink:type="simple">https://forum.minetest.net/viewtopic.php?id=2656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tem frame</text:p>
          </table:table-cell>
          <table:table-cell table:style-name="ce3" office:value-type="string" calcext:value-type="string">
            <text:p>comme le mod holo de Jat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itemframes.git" xlink:type="simple">https://github.com/Zeg9/minetest-itemframes.git</text:a></text:p>
          </table:table-cell>
          <table:table-cell table:style-name="ce3" office:value-type="string" calcext:value-type="string">
            <text:p><text:a xlink:href="https://forum.minetest.net/viewtopic.php?id=5600" xlink:type="simple">https://forum.minetest.net/viewtopic.php?id=5600</text:a></text:p>
          </table:table-cell>
          <table:table-cell table:style-name="ce3" table:number-columns-repeated="2"/>
          <table:table-cell table:style-name="ce6"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A trouver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office:value-type="string" calcext:value-type="string">
            <text:p>enchantment</text:p>
          </table:table-cell>
          <table:table-cell office:value-type="string" calcext:value-type="string">
            <text:p>des enchan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2"/>
          <table:table-cell table:style-name="ce5" office:value-type="string" calcext:value-type="string">
            <text:p>j'ai vu un mod lui ressemblant il n'y a pas longtem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kebox</text:p>
          </table:table-cell>
          <table:table-cell office:value-type="string" calcext:value-type="string">
            <text:p>écouter de la musique dans M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1020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A coder / configurer 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biome neige + glass</text:p>
          </table:table-cell>
          <table:table-cell/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e cuite colorée</text:p>
          </table:table-cell>
          <table:table-cell/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Feuille1.C1:Feuille1.D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bogus </meta:initial-creator>
    <meta:creation-date>2014-05-24T13:44:55.446284528</meta:creation-date>
    <dc:date>2014-05-24T14:35:03.015929853</dc:date>
    <dc:creator>turbogus </dc:creator>
    <meta:editing-duration>PT36M42S</meta:editing-duration>
    <meta:editing-cycles>11</meta:editing-cycles>
    <meta:generator>LibreOffice/4.2.3.3$Linux_X86_64 LibreOffice_project/420m0$Build-3</meta:generator>
    <meta:document-statistic meta:table-count="1" meta:cell-count="274" meta:object-count="0"/>
  </office:meta>
</office:document-meta>
</file>